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f4db2" officeooo:paragraph-rsid="001f4db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20e8ba" officeooo:paragraph-rsid="0020e8ba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2285ff" officeooo:paragraph-rsid="002285f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2473e4" officeooo:paragraph-rsid="002473e4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2476e1" officeooo:paragraph-rsid="002476e1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26623c" officeooo:paragraph-rsid="0026623c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2bb922" officeooo:paragraph-rsid="0020e8ba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2bb922" officeooo:paragraph-rsid="002bb922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2e96a2" officeooo:paragraph-rsid="002e96a2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2ee14a" officeooo:paragraph-rsid="002ee14a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2f5025" officeooo:paragraph-rsid="002f5025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3004d1" officeooo:paragraph-rsid="003004d1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34dc33" officeooo:paragraph-rsid="0034dc33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3e19f9" officeooo:paragraph-rsid="003e19f9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3ee093" officeooo:paragraph-rsid="003ee093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2ee14a" officeooo:paragraph-rsid="002ee14a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2f5025" officeooo:paragraph-rsid="002f5025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3ff1b6"/>
    </style:style>
    <style:style style:name="T1" style:family="text">
      <style:text-properties fo:font-size="18pt" fo:font-weight="normal" officeooo:rsid="002476e1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officeooo:rsid="0028bea3" style:font-size-asian="15.75pt" style:font-weight-asian="normal" style:font-size-complex="18pt" style:font-weight-complex="normal"/>
    </style:style>
    <style:style style:name="T3" style:family="text">
      <style:text-properties officeooo:rsid="0026623c"/>
    </style:style>
    <style:style style:name="T4" style:family="text">
      <style:text-properties officeooo:rsid="002809e1"/>
    </style:style>
    <style:style style:name="T5" style:family="text">
      <style:text-properties officeooo:rsid="0028bea3"/>
    </style:style>
    <style:style style:name="T6" style:family="text">
      <style:text-properties officeooo:rsid="00296a84"/>
    </style:style>
    <style:style style:name="T7" style:family="text">
      <style:text-properties officeooo:rsid="002a3c59"/>
    </style:style>
    <style:style style:name="T8" style:family="text">
      <style:text-properties officeooo:rsid="002f5025"/>
    </style:style>
    <style:style style:name="T9" style:family="text">
      <style:text-properties officeooo:rsid="002f6e18"/>
    </style:style>
    <style:style style:name="T10" style:family="text">
      <style:text-properties officeooo:rsid="0034914f"/>
    </style:style>
    <style:style style:name="T11" style:family="text">
      <style:text-properties officeooo:rsid="00366b66"/>
    </style:style>
    <style:style style:name="T12" style:family="text">
      <style:text-properties officeooo:rsid="0038a264"/>
    </style:style>
    <style:style style:name="T13" style:family="text">
      <style:text-properties officeooo:rsid="003cd375"/>
    </style:style>
    <style:style style:name="T14" style:family="text">
      <style:text-properties officeooo:rsid="003f0728"/>
    </style:style>
    <style:style style:name="T15" style:family="text">
      <style:text-properties fo:font-variant="normal" fo:text-transform="none" fo:color="#111111" loext:opacity="100%" style:font-name="Roboto" fo:font-size="30pt" fo:letter-spacing="normal" fo:font-style="normal" fo:font-weight="normal"/>
    </style:style>
    <style:style style:name="T16" style:family="text">
      <style:text-properties fo:font-variant="normal" fo:text-transform="none" fo:color="#111111" loext:opacity="100%" style:font-name="Roboto" fo:font-size="18pt" fo:letter-spacing="normal" fo:font-style="normal" fo:font-weight="normal" officeooo:rsid="002476e1" style:font-size-asian="15.75pt" style:font-weight-asian="normal" style:font-size-complex="18pt" style:font-weight-complex="normal"/>
    </style:style>
    <style:style style:name="T17" style:family="text">
      <style:text-properties fo:font-variant="normal" fo:text-transform="none" fo:color="#111111" loext:opacity="100%" style:font-name="Liberation Serif" fo:font-size="18pt" fo:letter-spacing="normal" fo:font-style="normal" fo:font-weight="normal" officeooo:rsid="002476e1" style:font-size-asian="15.75pt" style:font-weight-asian="normal" style:font-size-complex="18pt" style:font-weight-complex="normal"/>
    </style:style>
    <style:style style:name="T18" style:family="text">
      <style:text-properties style:font-name="Liberation Serif" fo:font-size="18pt" fo:font-weight="normal" officeooo:rsid="002476e1" style:font-size-asian="15.75pt" style:font-weight-asian="normal" style:font-size-complex="18pt" style:font-weight-complex="normal"/>
    </style:style>
    <style:style style:name="T19" style:family="text">
      <style:text-properties officeooo:rsid="004143f9"/>
    </style:style>
    <style:style style:name="T20" style:family="text">
      <style:text-properties officeooo:rsid="0043027f"/>
    </style:style>
    <style:style style:name="T21" style:family="text">
      <style:text-properties officeooo:rsid="004437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STAGE</text:p>
      <text:p text:style-name="P1"/>
      <text:p text:style-name="P2"><text:span text:style-name="T21">E</text:span>xpliquer les raisons de mon choix :</text:p>
      <text:p text:style-name="P6">J’ai choisi un stage au Greta de Grenoble dans le service informatique car cela a permis de découvrir le monde du travail en entreprise et se stage était en lien avec ma pa<text:span text:style-name="T4">s</text:span>sion : l’informatique</text:p>
      <text:p text:style-name="P2"/>
      <text:p text:style-name="P2"/>
      <text:p text:style-name="P2"><text:span text:style-name="T21">P</text:span>résenter l’entreprise :</text:p>
      <text:p text:style-name="P4">dépendant des lycées</text:p>
      <text:p text:style-name="P4">formation variés</text:p>
      <text:p text:style-name="P4">formés→ dem<text:span text:style-name="T5">andeurs</text:span> emplois / pers en reconversion</text:p>
      <text:p text:style-name="P18"><text:span text:style-name="T18">6M € de </text:span><text:span text:style-name="T17">bénéfice</text:span><text:span text:style-name="T18"> </text:span><text:span text:style-name="T1">annuel</text:span></text:p>
      <text:p text:style-name="P5">130 employés <text:span text:style-name="T6">dont</text:span> 80 d<text:span text:style-name="T6">an</text:span>s <text:span text:style-name="T6">l’</text:span>administration et reste : <text:span text:style-name="T7">des </text:span>personnes formés</text:p>
      <text:p text:style-name="P5"/>
      <text:p text:style-name="P2"/>
      <text:p text:style-name="P2"><text:span text:style-name="T21">L</text:span>es métiers observés :</text:p>
      <text:p text:style-name="P7">responsable informatique</text:p>
      <text:p text:style-name="P8">technicien informatique</text:p>
      <text:p text:style-name="P9">responsable logistique</text:p>
      <text:p text:style-name="P2"/>
      <text:p text:style-name="P2"/>
      <text:p text:style-name="P3"><text:span text:style-name="T21">A</text:span>ctivités faites dur<text:span text:style-name="T3">ant</text:span> le stage :</text:p>
      <text:p text:style-name="P16">développement :</text:p>
      <text:p text:style-name="P10"><text:tab/>- PHP : JSON→ tables</text:p>
      <text:p text:style-name="P10"><text:tab/>- <text:span text:style-name="T9">Batch: Questionnaire pour le Greta</text:span></text:p>
      <text:p text:style-name="P10"><text:tab/>- </text:p>
      <text:p text:style-name="P16">installations :</text:p>
      <text:p text:style-name="P10"><text:tab/>- <text:span text:style-name="T8">win 11 → new pc</text:span></text:p>
      <text:p text:style-name="P10"/>
      <text:p text:style-name="P17"><text:span text:style-name="T19">config</text:span> :</text:p>
      <text:p text:style-name="P12"><text:tab/>- proxies d’une 15aine de pc</text:p>
      <text:p text:style-name="P12"><text:tab/>- <text:span text:style-name="T10">win10</text:span></text:p>
      <text:p text:style-name="P11"><text:soft-page-break/></text:p>
      <text:p text:style-name="P3"><text:span text:style-name="T21">E</text:span>xpérience que ça ma apporté :</text:p>
      <text:p text:style-name="P13"><text:span text:style-name="T12">Cela m’a </text:span>fait découvrit le travail en entreprise, <text:span text:style-name="T11">l’ambiance aussi ;</text:span></text:p>
      <text:p text:style-name="P14">J’ai appris de nouvelles choses en informatique</text:p>
      <text:p text:style-name="P3"/>
      <text:p text:style-name="P3"/>
      <text:p text:style-name="P3"/>
      <text:p text:style-name="P3"><text:span text:style-name="T21">E</text:span>xpliquer le lien stage → projet :</text:p>
      <text:p text:style-name="P15">Ce stage était en lien avec mon projet d’orientation de par son rapport avec l’<text:span text:style-name="T20">informatiqu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76cm" fo:margin-right="0.81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0T11:17:02.800000000</dc:date>
    <meta:editing-duration>PT52M13S</meta:editing-duration>
    <meta:editing-cycles>36</meta:editing-cycles>
    <meta:generator>LibreOffice/7.2.1.2$Windows_x86 LibreOffice_project/87b77fad49947c1441b67c559c339af8f3517e22</meta:generator>
    <meta:document-statistic meta:table-count="0" meta:image-count="0" meta:object-count="0" meta:page-count="2" meta:paragraph-count="28" meta:word-count="171" meta:character-count="1001" meta:non-whitespace-character-count="851"/>
  </office:meta>
</office:document-meta>
</file>